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LargeData.HLargeData( byte [ ] bin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LargeData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LargeData.HLargeData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LargeData.getBin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LargeData.HLarg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LargeData.setBinary( byte [ ] bin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